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Shell-Skripte</text:span><text:line-break/><text:line-break/><text:line-break/>Was ist das?<text:line-break/><text:line-break/>Im Prinzip eine Verkettung von Befehlen um uns bei zeitraubenden Aufgaben zu entlasten.<text:line-break/><text:line-break/>Ein Alias ist bereits ein kleines Skript (Seite 295 im Begleitbuch).<text:line-break/><text:line-break/><text:span text:style-name="T5">alias frei='free; df'<text:line-break/></text:span><text:line-break/>„frei“ zeigt uns nun die Festplatten- und Speicherbelegung<text:line-break/><text:line-break/><text:line-break/>Funktionen<text:line-break/><text:line-break/><text:span text:style-name="T1">Eine Funktion ist wie ein kleines Skript also ein Unterprogramm, das von Benutzern und anderen Skripten gestartet wird. <text:line-break/><text:line-break/>Der Aufbau ist stets wie folgt (Seite 296 im Begleitbuch):<text:line-break/><text:line-break/></text:span><text:span text:style-name="T2">function Funktionsname ()<text:line-break/>{<text:line-break/>Befehl1<text:line-break/>Befehl2<text:line-break/>Befehl3<text:line-break/>…<text:line-break/>Befehl n<text:line-break/>}<text:line-break/><text:line-break/></text:span><text:span text:style-name="T4">Den Befehl </text:span><text:span text:style-name="T2">function </text:span><text:span text:style-name="T4">am Anfang können wir auch weglassen. Das Terminal erkennt an den Klammern das es um eine Funktion geht.<text:line-break/>Falls wir den Befehl </text:span><text:span text:style-name="T2">function </text:span><text:span text:style-name="T4">nutzen, können wir () hinter dem Funktionsnamen weglassen.<text:line-break/><text:line-break/>Rechnen mit Funktionen ist ebenfalls möglich<text:line-break/><text:line-break/></text:span><text:span text:style-name="T2">function addiere ()<text:line-break/>{<text:line-break/>let summe=$1+$2<text:line-break/>echo -e „Die Summe ist $summe“<text:line-break/></text:span><text:soft-page-break/><text:span text:style-name="T2">}<text:line-break/><text:line-break/>…<text:line-break/><text:line-break/></text:span><text:span text:style-name="T4">Die Eingabe von</text:span><text:span text:style-name="T2"> addiere 3 4 </text:span><text:span text:style-name="T4">bewirkt dann die Ausgabe:<text:line-break/></text:span><text:span text:style-name="T2"><text:line-break/>Die Summe ist 7<text:line-break/><text:line-break/><text:line-break/></text:span><text:span text:style-name="T4">Auch die Eingabe in einer Zeile ist möglich, wenn auch unübersichtlich<text:line-break/></text:span><text:span text:style-name="T2"><text:line-break/>function addiere { let summe=$1+$2; echo -e „Die Summe ist $summe“; }<text:line-break/><text:line-break/></text:span><text:span text:style-name="T4">oder ganz ohne das Wort function</text:span><text:span text:style-name="T2"><text:line-break/><text:line-break/>addiere () { let summe=$1+$2; echo „Die Summe ist $summe“; }<text:line-break/><text:line-break/><text:line-break/></text:span><text:span text:style-name="T4">builtin<text:line-break/>(Seite 298 im Begleitbuch)<text:line-break/><text:line-break/>falls Sie versehentlich einen anderen Befehl überschrieben haben, könne Sie durch Eingabe von builtin den Originalbefehl aufrufen.</text:span><text:span text:style-name="T2"><text:line-break/><text:line-break/>alias echo='echo -e' <text:tab/></text:span><text:span text:style-name="T4">Maskierung durch \ einschalten<text:line-break/><text:line-break/></text:span><text:span text:style-name="T2">builtin echo</text:span><text:span text:style-name="T4"><text:tab/><text:tab/><text:tab/>führt echo im Originalzustand aus</text:span><text:span text:style-name="T2"><text:line-break/><text:line-break/><text:line-break/><text:line-break/></text:span><text:span text:style-name="T3">Probieren Sie die gezeigten Befehle aus und erstellen Funktionen die Ihre Arbeit erleichter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3T11:07:25.11</meta:creation-date>
    <dc:date>2020-05-18T08:41:17.73</dc:date>
    <meta:editing-duration>PT9H16M23S</meta:editing-duration>
    <meta:editing-cycles>6</meta:editing-cycles>
    <meta:generator>OpenOffice/4.1.7$Win32 OpenOffice.org_project/417m1$Build-9800</meta:generator>
    <meta:print-date>2019-08-28T16:05:39.05</meta:print-date>
    <meta:document-statistic meta:table-count="0" meta:image-count="0" meta:object-count="0" meta:page-count="2" meta:paragraph-count="1" meta:word-count="236" meta:character-count="1548"/>
  </office:meta>
</office:document-meta>
</file>